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Times New Roman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4_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“The Committee”: Israel Costa, Abraham Folosa, Isaac [?], Theodore Mohghain, Victor De Rossi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3 April 1865</text:p>
      <text:p text:style-name="P2">Month<text:tab/><text:tab/><text:tab/><text:tab/><text:tab/><text:tab/>April</text:p>
      <text:p text:style-name="P2">Year<text:tab/><text:tab/><text:tab/><text:tab/><text:tab/><text:tab/>1865</text:p>
      <text:p text:style-name="P2">Hebrew Date<text:tab/><text:tab/><text:tab/><text:tab/><text:tab/></text:p>
      <text:p text:style-name="P2">Undated</text:p>
      <text:p text:style-name="P2">City<text:tab/><text:tab/><text:tab/><text:tab/><text:tab/><text:tab/>Leghorn</text:p>
      <text:p text:style-name="P2">State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The beginning of this letter is missing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the abduction of young Co</text:span><text:span text:style-name="T2">én—which has startled all civilized Europe--/ while it plunged his family into the deepest sorrow, became likewise/ a prelude to the doleful series of suffering and hardships they have/ ever since endured. <text:s/>A few days after the sad event, the unhappy/ mother sustained the loss of a daughter [crossed-out: of a daughter] of twenty years/ of age, [?] to the effects of [crossed-out: of] that bitter trial. <text:s/>The/ bereavement was felt more keenly, because—in the absence of wealth--,/ the numerous family lived on the decent earnings of handicraft/ after this new affliction, some among our kind and prudent coreligionists/ at Rome, deemed it proper to avert from the mother other serious/ dangers, to which she was exposed, by removing her from that city,/ and [crossed-out: re]commending her, together with her eight young children, to the/ [crossed-out: mercy] benevolence of their fellow-believers at Leghorn./</text:span></text:p>
      <text:p text:style-name="P2"><text:span text:style-name="T2">We cannot remove the cause of so terrible a calamity, but we can/ and will endeavour to temper its ill-effects. <text:s/>We that are eye-/witnesses to the utter desolation of the mother; we that perceive/ what a shock—not only in a moral sense, but also in a material/ point of view—has the melancholy occurrence given these unfortunate beings,/ [crossed-out: then] so suddenly compelled to abandon their hearth and their callings, thought it/ incumbent upon us to appeal to the charity of the faithful, both/ in Italy and abroad. <text:s/>By that means we hope to be enabled/ to offer some efficient help to a family, whose sorrows must strike/</text:span></text:p>
      <text:p text:style-name="P2"><text:span text:style-name="T2"/></text:p>
      <text:p text:style-name="P2"><text:span text:style-name="T2">[Page 2]</text:span></text:p>
      <text:p text:style-name="P2"><text:span text:style-name="T2">a sympathetic chord in all hearts. <text:s/>The undersigned have/ therefore constituted themselves into </text:span><text:span text:style-name="T3">a committee to [crossed-out: fact] facilitate the</text:span><text:span text:style-name="T4">/ </text:span><text:span text:style-name="T3">opening of a subscription on behalf of the Coén's family</text:span><text:span text:style-name="T4">. <text:s/>They request of their/ brethren [crossed-out: in faith] everywhere to join them in the task of [crossed-out: lessening] mitigating/ the evil, resulting from an event, against the perpetration/ of which both nature and civilization have already solemnly probated./</text:span></text:p>
      <text:p text:style-name="P2"><text:span text:style-name="T4"/></text:p>
      <text:p text:style-name="P2"><text:span text:style-name="T4">Leghorn 3d April 1865/</text:span></text:p>
      <text:p text:style-name="P2"><text:span text:style-name="T4"/></text:p>
      <text:p text:style-name="P2"><text:span text:style-name="T4"><text:tab/><text:tab/><text:tab/><text:tab/><text:tab/><text:tab/>The committee/</text:span></text:p>
      <text:p text:style-name="P2"><text:span text:style-name="T4"><text:tab/><text:tab/><text:tab/><text:tab/>President<text:tab/>Israel Costa.<text:tab/>Rabbi./</text:span></text:p>
      <text:p text:style-name="P2"><text:span text:style-name="T4"><text:tab/><text:tab/><text:tab/><text:tab/><text:tab/><text:tab/>Abraham Folosa<text:tab/>Rabbi/</text:span></text:p>
      <text:p text:style-name="P2"><text:span text:style-name="T4"><text:tab/><text:tab/><text:tab/><text:tab/><text:tab/><text:tab/>Isaac [crossed-out: Angelo] [?]/</text:span></text:p>
      <text:p text:style-name="P2"><text:span text:style-name="T4"><text:tab/><text:tab/><text:tab/><text:tab/><text:tab/><text:tab/>Theodore Mohghaim/</text:span></text:p>
      <text:p text:style-name="P2"><text:span text:style-name="T4"><text:tab/><text:tab/><text:tab/><text:tab/>The secretary.<text:tab/>Victor De Rossi.<text:tab/>Attorney at law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8T13:15:02</meta:creation-date>
    <dc:date>2009-04-28T13:40:17</dc:date>
    <dc:language>en-US</dc:language>
    <meta:editing-cycles>2</meta:editing-cycles>
    <meta:editing-duration>PT10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542" meta:character-count="3628"/>
  </office:meta>
</office:document-meta>
</file>